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a6e" officeooo:paragraph-rsid="0004ba6e"/>
    </style:style>
    <style:style style:name="P2" style:family="paragraph" style:parent-style-name="Standard">
      <style:text-properties officeooo:rsid="0004ba6e" officeooo:paragraph-rsid="00091df1"/>
    </style:style>
    <style:style style:name="P3" style:family="paragraph" style:parent-style-name="Standard">
      <style:text-properties officeooo:rsid="00057dd9" officeooo:paragraph-rsid="00057dd9"/>
    </style:style>
    <style:style style:name="P4" style:family="paragraph" style:parent-style-name="Standard">
      <style:text-properties officeooo:rsid="00057dd9" officeooo:paragraph-rsid="0005d59e"/>
    </style:style>
    <style:style style:name="P5" style:family="paragraph" style:parent-style-name="Standard">
      <style:text-properties officeooo:rsid="0005d59e" officeooo:paragraph-rsid="0005d59e"/>
    </style:style>
    <style:style style:name="P6" style:family="paragraph" style:parent-style-name="Standard">
      <style:text-properties officeooo:rsid="0006eaf9" officeooo:paragraph-rsid="0006eaf9"/>
    </style:style>
    <style:style style:name="T1" style:family="text">
      <style:text-properties officeooo:rsid="00051d29"/>
    </style:style>
    <style:style style:name="T2" style:family="text">
      <style:text-properties officeooo:rsid="0005d59e"/>
    </style:style>
    <style:style style:name="T3" style:family="text">
      <style:text-properties officeooo:rsid="0006eaf9"/>
    </style:style>
    <style:style style:name="T4" style:family="text">
      <style:text-properties officeooo:rsid="000afa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visto na reunião passada</text:p>
      <text:p text:style-name="P1"/>
      <text:p text:style-name="P2">Objetivo: Poder utilizar <text:span text:style-name="T1">dispositivos digitais para compartilhar informação seja pra quem quiser. Tinha iniciado pensando em disponibilizar para a polícia, mas poderia ser pra qualquer um. Vimos o Periscope e vimos que ele era bem próximo do que queríamos, permite selecionar o que as pessoas estão publicando, mas não informa ângulo, não me dá a categoria para selecionar, mas tem um mapa, mas não informa a descrição de quando eu estou lá e de qual ângulo eu estou filmando além de ter que verificar com o próprio canal. Sendo assim, demos uma olhada nos protocolos e chegamos no “divisor de águas”, que poderíamos seguir fazendo uma análise de protocolos HDS e outros como também o usuário diz qual a categoria que ele está filmando, mas sem começar a fazer upload já do vídeo, porque não há necessidade, deixando assim que os usuários através do mapa e através das categorias consiga identificar e acessar o que ele quer, facilitando assim a visualização, pois se alguém quer um determinado canal ele não vai querer todo mundo que está naquele canal, ele vai selecionar por área geográfica e o conteúdo que ele deseja. Que finalidade tem em um usuário chegar na área de esportes e ter gente do mundo inteiro filmando coisas completamente diferentes. De repente você quer visualizar o esporte que está disponível em algum lugar em uma determinada área. E aí entra o conceito de fog computing, que ao invés de repassar tudo pra lá, deixamos quem vai buscar, seleciona o que quer, de uma forma diferenciada. Do tipo, eu quero uma determinada região geográfica e eu quero localizar ou ver alguma coisa daquela região e aí terá uma tag para poder dizer o que ele quer. Categoriza e tem uma tag pra dar uma descrição mínima daquilo que ele estará vendo e basicamente é isso que estará disponível lá no servidor pra buscar e eventualmente para acessar o streaming de áudio e vídeo que a pessoa está disponibilizando. Deixar um símbolo se a câmera está ligada ou desligada, o ângulo que está sendo mostrado, em que ao colocar no mapa, já deve ter uma noção de como está a câmera, capturando via giroscópio, a hora a data, latência, largura de banda =) e a resolução do que está filmando. </text:span></text:p>
      <text:p text:style-name="P2"/>
      <text:p text:style-name="P2"><text:span text:style-name="T1">Fazer um chat entre os usuários e o streamer → pro futuro.</text:span></text:p>
      <text:p text:style-name="P1"/>
      <text:p text:style-name="P3">Quais as dificuldades?</text:p>
      <text:p text:style-name="P6">1) Alternativas para montar o servidor de streaming – selecionar uns 2 ou 3</text:p>
      <text:p text:style-name="P6">2) Ver se existe uma categorização dessas opções</text:p>
      <text:p text:style-name="P6">3) Quais protocolos serão utilizados</text:p>
      <text:p text:style-name="P6">4) Ver qual melhor se adequa <text:span text:style-name="T4">fazendo uma avaliação das plataformas avaliadas ou dos protocolos de vídeo que vai enviar que possibilitam isso. Qualidade de vídeo, tempo de resposta, características do servidor, volume de informação que precisa, custo, etc. E, por fim, a qualidade do serviço.</text:span></text:p>
      <text:p text:style-name="P3"><text:span text:style-name="T3">5</text:span>) Deve-se ter um servidor que receba essa informação – parte mais fácil</text:p>
      <text:p text:style-name="P3"><text:span text:style-name="T3">6</text:span>) Na hora que clicar, deve-se acessar, através do fog computing, à câmera do indivíduo. Teremos acesso a camera dele, mas ele deve enviar o vídeo pra algum lugar e a partir daqui estará disponível isso. - começar a dar uma olhada.</text:p>
      <text:p text:style-name="P4"><text:tab/>- Será necessário um web server,</text:p>
      <text:p text:style-name="P4"><text:span text:style-name="T2"><text:tab/>- S</text:span>ervidor de streaming de vídeo para que as pessoas possam se conectar em um determinado momento pra poder receber aquel<text:span text:style-name="T2">e vídeo, selecionado no momento anterior.</text:span></text:p>
      <text:p text:style-name="P5"><text:span text:style-name="T3">7</text:span>) Pegar quais características consegue pegar da câmera android <text:span text:style-name="T3">na hora que está sendo filmado.</text:span></text:p>
      <text:p text:style-name="P5"/>
      <text:p text:style-name="P5">Além de fazer o teste, pode-se selecionar alguns elementos lá na ponta pra verificar como eles se comportam na transmissão de áudio e vídeo. Fazendo então a avaliação do PDF, como também uma avaliação em um determinado contexto, que é a aplicação específica. </text:p>
      <text:p text:style-name="P5"/>
      <text:p text:style-name="P5">Terá assim, ao final, uma avaliação, a proposta de um app, o desenvolvimento do app e vai propor o <text:soft-page-break/>app.</text:p>
      <text:p text:style-name="P5"/>
      <text:p text:style-name="P5">Começar com: </text:p>
      <text:p text:style-name="P5">- Pegar o RedPro e fazer um teste</text:p>
      <text:p text:style-name="P5">- Testar novamente o nginx</text:p>
      <text:p text:style-name="P5">- Como terá o servidor de streaming? Deve ter alguma coisa que consiga receber pelo menos, não gravar, um vídeo de vários dispositivos móveis (uma qtd boa)</text:p>
      <text:p text:style-name="P5">- Permitir ter acesso ao streaming a partir do servid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13:46:45.762674222</meta:creation-date>
    <meta:generator>LibreOffice/4.2.8.2$Linux_X86_64 LibreOffice_project/420m0$Build-2</meta:generator>
    <dc:date>2017-01-03T15:31:02.833946768</dc:date>
    <meta:editing-duration>PT10M51S</meta:editing-duration>
    <meta:editing-cycles>3</meta:editing-cycles>
    <meta:document-statistic meta:table-count="0" meta:image-count="0" meta:object-count="0" meta:page-count="2" meta:paragraph-count="20" meta:word-count="687" meta:character-count="3981" meta:non-whitespace-character-count="3307"/>
  </office:meta>
</office:document-meta>
</file>